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border="thin solid #FFFFFF"/>
    </style:style>
    <style:style style:name="ce4" style:family="table-cell" style:parent-style-name="Default" style:data-style-name="N0">
      <style:table-cell-properties fo:border="thin solid #FFFFFF"/>
    </style:style>
    <style:style style:name="ce5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5.50333333333333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1" table:default-cell-style-name="ce2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016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Messwerte</text:p>
          </table:table-cell>
          <table:table-cell table:number-columns-repeated="2" table:style-name="ce1"/>
          <table:table-cell table:style-name="ce2"/>
          <table:table-cell office:value-type="string" table:style-name="ce3">
            <text:p>Resonanzfequenz 1,5kHz</text:p>
          </table:table-cell>
          <table:table-cell table:style-name="ce4"/>
          <table:table-cell table:style-name="ce1"/>
          <table:table-cell office:value-type="string" table:style-name="ce1">
            <text:p>R_2=R_3=R_4</text:p>
          </table:table-cell>
          <table:table-cell office:value-type="float" office:value="4700" table:style-name="ce1">
            <text:p>4700</text:p>
          </table:table-cell>
          <table:table-cell table:number-columns-repeated="16375"/>
        </table:table-row>
        <table:table-row table:style-name="ro1">
          <table:table-cell table:number-columns-repeated="3" table:style-name="ce1"/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office:value-type="string" table:style-name="ce1">
            <text:p>Frequenz kHz</text:p>
          </table:table-cell>
          <table:table-cell office:value-type="string" table:style-name="ce1">
            <text:p>kapazitiver Widerstand C_n in nF</text:p>
          </table:table-cell>
          <table:table-cell office:value-type="string" table:style-name="ce1">
            <text:p>reeller Widerstand R_n in Ohm</text:p>
          </table:table-cell>
          <table:table-cell office:value-type="string" table:style-name="ce2">
            <text:p>Im(Z_x) in Ohm</text:p>
          </table:table-cell>
          <table:table-cell office:value-type="string" table:style-name="ce2">
            <text:p>Re(Z_x)</text:p>
          </table:table-cell>
          <table:table-cell office:value-type="string" table:style-name="ce1">
            <text:p>|Z_x|</text:p>
          </table:table-cell>
          <table:table-cell office:value-type="string" table:style-name="ce1">
            <text:p>phi in rad</text:p>
          </table:table-cell>
          <table:table-cell office:value-type="string" table:style-name="ce1">
            <text:p>phi in Grad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table:number-columns-repeated="2" table:style-name="ce2"/>
          <table:table-cell table:number-columns-repeated="16379" table:style-name="ce1"/>
        </table:table-row>
        <table:table-row table:style-name="ro2">
          <table:table-cell office:value-type="float" office:value="0.2" table:style-name="ce5">
            <text:p>0,20</text:p>
          </table:table-cell>
          <table:table-cell office:value-type="float" office:value="50" table:style-name="ce5">
            <text:p>50,00</text:p>
          </table:table-cell>
          <table:table-cell office:value-type="float" office:value="2500" table:style-name="ce5">
            <text:p>2500,00</text:p>
          </table:table-cell>
          <table:table-cell office:value-type="float" office:value="-15923.566878980886" table:formula="of:=-1/(2*3.14*[.A5]*1000*[.B5]*10^(-9))" table:style-name="ce5">
            <text:p>-15923,57</text:p>
          </table:table-cell>
          <table:table-cell office:value-type="float" office:value="2500" table:formula="of:=[.C5]" table:style-name="ce5">
            <text:p>2500,00</text:p>
          </table:table-cell>
          <table:table-cell office:value-type="float" office:value="16118.622216224843" table:formula="of:=(([.E5])^2 + ([.D5])^2)^(1/2)" table:style-name="ce5">
            <text:p>16118,62</text:p>
          </table:table-cell>
          <table:table-cell office:value-type="float" office:value="-1.4150675429092989" table:formula="of:=ATAN([.D5] /[.E5])" table:style-name="ce5">
            <text:p>-1,42</text:p>
          </table:table-cell>
          <table:table-cell office:value-type="float" office:value="-81.118521568048976" table:formula="of:=[.G5] * 180 / 3.14" table:style-name="ce5">
            <text:p>-81,12</text:p>
          </table:table-cell>
          <table:table-cell table:number-columns-repeated="16376" table:style-name="ce5"/>
        </table:table-row>
        <table:table-row table:style-name="ro2">
          <table:table-cell office:value-type="float" office:value="0.4" table:style-name="ce5">
            <text:p>0,40</text:p>
          </table:table-cell>
          <table:table-cell office:value-type="float" office:value="50" table:style-name="ce5">
            <text:p>50,00</text:p>
          </table:table-cell>
          <table:table-cell office:value-type="float" office:value="2500" table:style-name="ce5">
            <text:p>2500,00</text:p>
          </table:table-cell>
          <table:table-cell office:value-type="float" office:value="-7961.783439490443" table:formula="of:=-1/(2*3.14*[.A6]*1000*[.B6]*10^(-9))" table:style-name="ce5">
            <text:p>-7961,78</text:p>
          </table:table-cell>
          <table:table-cell office:value-type="float" office:value="2500" table:formula="of:=[.C6]" table:style-name="ce5">
            <text:p>2500,00</text:p>
          </table:table-cell>
          <table:table-cell office:value-type="float" office:value="8345.05815062689" table:formula="of:=(([.E6])^2 + ([.D6])^2)^(1/2)" table:style-name="ce5">
            <text:p>8345,06</text:p>
          </table:table-cell>
          <table:table-cell office:value-type="float" office:value="-1.2665454945569121" table:formula="of:=ATAN([.D6] /[.E6])" table:style-name="ce5">
            <text:p>-1,27</text:p>
          </table:table-cell>
          <table:table-cell office:value-type="float" office:value="-72.604518796256102" table:formula="of:=[.G6] * 180 / 3.14" table:style-name="ce5">
            <text:p>-72,60</text:p>
          </table:table-cell>
          <table:table-cell table:number-columns-repeated="16376" table:style-name="ce5"/>
        </table:table-row>
        <table:table-row table:style-name="ro2">
          <table:table-cell office:value-type="float" office:value="0.6" table:style-name="ce5">
            <text:p>0,60</text:p>
          </table:table-cell>
          <table:table-cell office:value-type="float" office:value="54" table:style-name="ce5">
            <text:p>54,00</text:p>
          </table:table-cell>
          <table:table-cell office:value-type="float" office:value="1200" table:style-name="ce5">
            <text:p>1200,00</text:p>
          </table:table-cell>
          <table:table-cell office:value-type="float" office:value="-4914.6811354879292" table:formula="of:=-1/(2*3.14*[.A7]*1000*[.B7]*10^(-9))" table:style-name="ce5">
            <text:p>-4914,68</text:p>
          </table:table-cell>
          <table:table-cell office:value-type="float" office:value="1200" table:formula="of:=[.C7]" table:style-name="ce5">
            <text:p>1200,00</text:p>
          </table:table-cell>
          <table:table-cell office:value-type="float" office:value="5059.0602549802588" table:formula="of:=(([.E7])^2 + ([.D7])^2)^(1/2)" table:style-name="ce5">
            <text:p>5059,06</text:p>
          </table:table-cell>
          <table:table-cell office:value-type="float" office:value="-1.33131560194099" table:formula="of:=ATAN([.D7] /[.E7])" table:style-name="ce5">
            <text:p>-1,33</text:p>
          </table:table-cell>
          <table:table-cell office:value-type="float" office:value="-76.317454888336997" table:formula="of:=[.G7] * 180 / 3.14" table:style-name="ce5">
            <text:p>-76,32</text:p>
          </table:table-cell>
          <table:table-cell table:number-columns-repeated="16376" table:style-name="ce5"/>
        </table:table-row>
        <table:table-row table:style-name="ro2">
          <table:table-cell office:value-type="float" office:value="0.8" table:style-name="ce5">
            <text:p>0,80</text:p>
          </table:table-cell>
          <table:table-cell office:value-type="float" office:value="64" table:style-name="ce5">
            <text:p>64,00</text:p>
          </table:table-cell>
          <table:table-cell office:value-type="float" office:value="1100" table:style-name="ce5">
            <text:p>1100,00</text:p>
          </table:table-cell>
          <table:table-cell office:value-type="float" office:value="-3110.0716560509545" table:formula="of:=-1/(2*3.14*[.A8]*1000*[.B8]*10^(-9))" table:style-name="ce5">
            <text:p>-3110,07</text:p>
          </table:table-cell>
          <table:table-cell office:value-type="float" office:value="1100" table:formula="of:=[.C8]" table:style-name="ce5">
            <text:p>1100,00</text:p>
          </table:table-cell>
          <table:table-cell office:value-type="float" office:value="3298.8703681368756" table:formula="of:=(([.E8])^2 + ([.D8])^2)^(1/2)" table:style-name="ce5">
            <text:p>3298,87</text:p>
          </table:table-cell>
          <table:table-cell office:value-type="float" office:value="-1.2308383474957398" table:formula="of:=ATAN([.D8] /[.E8])" table:style-name="ce5">
            <text:p>-1,23</text:p>
          </table:table-cell>
          <table:table-cell office:value-type="float" office:value="-70.55761227682585" table:formula="of:=[.G8] * 180 / 3.14" table:style-name="ce5">
            <text:p>-70,56</text:p>
          </table:table-cell>
          <table:table-cell table:number-columns-repeated="16376" table:style-name="ce5"/>
        </table:table-row>
        <table:table-row table:style-name="ro2">
          <table:table-cell office:value-type="float" office:value="1" table:style-name="ce5">
            <text:p>1,00</text:p>
          </table:table-cell>
          <table:table-cell office:value-type="float" office:value="84" table:style-name="ce5">
            <text:p>84,00</text:p>
          </table:table-cell>
          <table:table-cell office:value-type="float" office:value="1200" table:style-name="ce5">
            <text:p>1200,00</text:p>
          </table:table-cell>
          <table:table-cell office:value-type="float" office:value="-1895.6627236882011" table:formula="of:=-1/(2*3.14*[.A9]*1000*[.B9]*10^(-9))" table:style-name="ce5">
            <text:p>-1895,66</text:p>
          </table:table-cell>
          <table:table-cell office:value-type="float" office:value="1200" table:formula="of:=[.C9]" table:style-name="ce5">
            <text:p>1200,00</text:p>
          </table:table-cell>
          <table:table-cell office:value-type="float" office:value="2243.5545819036743" table:formula="of:=(([.E9])^2 + ([.D9])^2)^(1/2)" table:style-name="ce5">
            <text:p>2243,55</text:p>
          </table:table-cell>
          <table:table-cell office:value-type="float" office:value="-1.0064477411587931" table:formula="of:=ATAN([.D9] /[.E9])" table:style-name="ce5">
            <text:p>-1,01</text:p>
          </table:table-cell>
          <table:table-cell office:value-type="float" office:value="-57.69445649954865" table:formula="of:=[.G9] * 180 / 3.14" table:style-name="ce5">
            <text:p>-57,69</text:p>
          </table:table-cell>
          <table:table-cell table:number-columns-repeated="16376" table:style-name="ce5"/>
        </table:table-row>
        <table:table-row table:style-name="ro2">
          <table:table-cell office:value-type="float" office:value="1.2" table:style-name="ce5">
            <text:p>1,20</text:p>
          </table:table-cell>
          <table:table-cell office:value-type="float" office:value="133" table:style-name="ce5">
            <text:p>133,00</text:p>
          </table:table-cell>
          <table:table-cell office:value-type="float" office:value="1200" table:style-name="ce5">
            <text:p>1200,00</text:p>
          </table:table-cell>
          <table:table-cell office:value-type="float" office:value="-997.71722299379019" table:formula="of:=-1/(2*3.14*[.A10]*1000*[.B10]*10^(-9))" table:style-name="ce5">
            <text:p>-997,72</text:p>
          </table:table-cell>
          <table:table-cell office:value-type="float" office:value="1200" table:formula="of:=[.C10]" table:style-name="ce5">
            <text:p>1200,00</text:p>
          </table:table-cell>
          <table:table-cell office:value-type="float" office:value="1560.5895222826664" table:formula="of:=(([.E10])^2 + ([.D10])^2)^(1/2)" table:style-name="ce5">
            <text:p>1560,59</text:p>
          </table:table-cell>
          <table:table-cell office:value-type="float" office:value="-0.6936145481331818" table:formula="of:=ATAN([.D10] /[.E10])" table:style-name="ce5">
            <text:p>-0,69</text:p>
          </table:table-cell>
          <table:table-cell office:value-type="float" office:value="-39.761343523558189" table:formula="of:=[.G10] * 180 / 3.14" table:style-name="ce5">
            <text:p>-39,76</text:p>
          </table:table-cell>
          <table:table-cell table:number-columns-repeated="16376" table:style-name="ce5"/>
        </table:table-row>
        <table:table-row table:style-name="ro2">
          <table:table-cell office:value-type="float" office:value="1.4" table:style-name="ce5">
            <text:p>1,40</text:p>
          </table:table-cell>
          <table:table-cell office:value-type="float" office:value="423" table:style-name="ce5">
            <text:p>423,00</text:p>
          </table:table-cell>
          <table:table-cell office:value-type="float" office:value="1200" table:style-name="ce5">
            <text:p>1200,00</text:p>
          </table:table-cell>
          <table:table-cell office:value-type="float" office:value="-268.88832960116332" table:formula="of:=-1/(2*3.14*[.A11]*1000*[.B11]*10^(-9))" table:style-name="ce5">
            <text:p>-268,89</text:p>
          </table:table-cell>
          <table:table-cell office:value-type="float" office:value="1200" table:formula="of:=[.C11]" table:style-name="ce5">
            <text:p>1200,00</text:p>
          </table:table-cell>
          <table:table-cell office:value-type="float" office:value="1229.7564530408872" table:formula="of:=(([.E11])^2 + ([.D11])^2)^(1/2)" table:style-name="ce5">
            <text:p>1229,76</text:p>
          </table:table-cell>
          <table:table-cell office:value-type="float" office:value="-0.22043251436556177" table:formula="of:=ATAN([.D11] /[.E11])" table:style-name="ce5">
            <text:p>-0,22</text:p>
          </table:table-cell>
          <table:table-cell office:value-type="float" office:value="-12.63625878528698" table:formula="of:=[.G11] * 180 / 3.14" table:style-name="ce5">
            <text:p>-12,64</text:p>
          </table:table-cell>
          <table:table-cell table:number-columns-repeated="16376" table:style-name="ce5"/>
        </table:table-row>
        <table:table-row table:style-name="ro2">
          <table:table-cell office:value-type="float" office:value="1.43" table:style-name="ce5">
            <text:p>1,43</text:p>
          </table:table-cell>
          <table:table-cell office:value-type="float" office:value="710" table:style-name="ce5">
            <text:p>710,00</text:p>
          </table:table-cell>
          <table:table-cell office:value-type="float" office:value="1200" table:style-name="ce5">
            <text:p>1200,00</text:p>
          </table:table-cell>
          <table:table-cell office:value-type="float" office:value="-156.83607681454635" table:formula="of:=-1/(2*3.14*[.A12]*1000*[.B12]*10^(-9))" table:style-name="ce5">
            <text:p>-156,84</text:p>
          </table:table-cell>
          <table:table-cell office:value-type="float" office:value="1200" table:formula="of:=[.C12]" table:style-name="ce5">
            <text:p>1200,00</text:p>
          </table:table-cell>
          <table:table-cell office:value-type="float" office:value="1210.2055837710295" table:formula="of:=(([.E12])^2 + ([.D12])^2)^(1/2)" table:style-name="ce5">
            <text:p>1210,21</text:p>
          </table:table-cell>
          <table:table-cell office:value-type="float" office:value="-0.12996009453661037" table:formula="of:=ATAN([.D12] /[.E12])" table:style-name="ce5">
            <text:p>-0,13</text:p>
          </table:table-cell>
          <table:table-cell office:value-type="float" office:value="-7.4499417250286193" table:formula="of:=[.G12] * 180 / 3.14" table:style-name="ce5">
            <text:p>-7,45</text:p>
          </table:table-cell>
          <table:table-cell table:number-columns-repeated="16376" table:style-name="ce5"/>
        </table:table-row>
        <table:table-row table:style-name="ro2">
          <table:table-cell office:value-type="float" office:value="1.46" table:style-name="ce5">
            <text:p>1,46</text:p>
          </table:table-cell>
          <table:table-cell office:value-type="float" office:value="1100" table:style-name="ce5">
            <text:p>1100,00</text:p>
          </table:table-cell>
          <table:table-cell office:value-type="float" office:value="1200" table:style-name="ce5">
            <text:p>1200,00</text:p>
          </table:table-cell>
          <table:table-cell office:value-type="float" office:value="-99.150478698511122" table:formula="of:=-1/(2*3.14*[.A13]*1000*[.B13]*10^(-9))" table:style-name="ce5">
            <text:p>-99,15</text:p>
          </table:table-cell>
          <table:table-cell office:value-type="float" office:value="1200" table:formula="of:=[.C13]" table:style-name="ce5">
            <text:p>1200,00</text:p>
          </table:table-cell>
          <table:table-cell office:value-type="float" office:value="1204.0892065898372" table:formula="of:=(([.E13])^2 + ([.D13])^2)^(1/2)" table:style-name="ce5">
            <text:p>1204,09</text:p>
          </table:table-cell>
          <table:table-cell office:value-type="float" office:value="-8.2438138700117278E-2" table:formula="of:=ATAN([.D13] /[.E13])" table:style-name="ce5">
            <text:p>-0,08</text:p>
          </table:table-cell>
          <table:table-cell office:value-type="float" office:value="-4.7257531738920733" table:formula="of:=[.G13] * 180 / 3.14" table:style-name="ce5">
            <text:p>-4,73</text:p>
          </table:table-cell>
          <table:table-cell table:number-columns-repeated="16376" table:style-name="ce5"/>
        </table:table-row>
        <table:table-row table:style-name="ro2">
          <table:table-cell office:value-type="float" office:value="1.49" table:style-name="ce5">
            <text:p>1,49</text:p>
          </table:table-cell>
          <table:table-cell office:value-type="float" office:value="1100" table:style-name="ce5">
            <text:p>1100,00</text:p>
          </table:table-cell>
          <table:table-cell office:value-type="float" office:value="1200" table:style-name="ce5">
            <text:p>1200,00</text:p>
          </table:table-cell>
          <table:table-cell office:value-type="float" office:value="-97.154160335453881" table:formula="of:=-1/(2*3.14*[.A14]*1000*[.B14]*10^(-9))" table:style-name="ce5">
            <text:p>-97,15</text:p>
          </table:table-cell>
          <table:table-cell office:value-type="float" office:value="1200" table:formula="of:=[.C14]" table:style-name="ce5">
            <text:p>1200,00</text:p>
          </table:table-cell>
          <table:table-cell office:value-type="float" office:value="1203.9264640626882" table:formula="of:=(([.E14])^2 + ([.D14])^2)^(1/2)" table:style-name="ce5">
            <text:p>1203,93</text:p>
          </table:table-cell>
          <table:table-cell office:value-type="float" office:value="-8.0785596262968648E-2" table:formula="of:=ATAN([.D14] /[.E14])" table:style-name="ce5">
            <text:p>-0,08</text:p>
          </table:table-cell>
          <table:table-cell office:value-type="float" office:value="-4.6310214418262277" table:formula="of:=[.G14] * 180 / 3.14" table:style-name="ce5">
            <text:p>-4,63</text:p>
          </table:table-cell>
          <table:table-cell table:number-columns-repeated="16376" table:style-name="ce5"/>
        </table:table-row>
        <table:table-row table:style-name="ro2" table:visibility="collapse">
          <table:table-cell table:number-columns-repeated="16384" table:style-name="ce6"/>
        </table:table-row>
        <table:table-row table:style-name="ro2">
          <table:table-cell office:value-type="float" office:value="1.6" table:style-name="ce5">
            <text:p>1,60</text:p>
          </table:table-cell>
          <table:table-cell office:value-type="float" office:value="1" table:style-name="ce5">
            <text:p>1,00</text:p>
          </table:table-cell>
          <table:table-cell office:value-type="float" office:value="20200" table:style-name="ce5">
            <text:p>20200,00</text:p>
          </table:table-cell>
          <table:table-cell office:value-type="float" office:value="277.4504" table:formula="of:=([.I$1])^2 * 2 * 3.14 * [.B16]*2000*10^(-9)" table:style-name="ce5">
            <text:p>277,45</text:p>
          </table:table-cell>
          <table:table-cell office:value-type="float" office:value="1093.5643564356435" table:formula="of:=([.I$1])^2 / ([.C16])" table:style-name="ce5">
            <text:p>1093,56</text:p>
          </table:table-cell>
          <table:table-cell office:value-type="float" office:value="1128.2117381620628" table:formula="of:=(([.E16])^2 + ([.D16])^2)^(1/2)" table:style-name="ce5">
            <text:p>1128,21</text:p>
          </table:table-cell>
          <table:table-cell office:value-type="float" office:value="0.24846924727933947" table:formula="of:=ATAN([.D16] /[.E16])" table:style-name="ce5">
            <text:p>0,25</text:p>
          </table:table-cell>
          <table:table-cell office:value-type="float" office:value="14.24346003512137" table:formula="of:=[.G16] * 180 / 3.14" table:style-name="ce5">
            <text:p>14,24</text:p>
          </table:table-cell>
          <table:table-cell table:number-columns-repeated="16376" table:style-name="ce5"/>
        </table:table-row>
        <table:table-row table:style-name="ro2">
          <table:table-cell office:value-type="float" office:value="1.7" table:style-name="ce5">
            <text:p>1,70</text:p>
          </table:table-cell>
          <table:table-cell office:value-type="float" office:value="2" table:style-name="ce5">
            <text:p>2,00</text:p>
          </table:table-cell>
          <table:table-cell office:value-type="float" office:value="20200" table:style-name="ce5">
            <text:p>20200,00</text:p>
          </table:table-cell>
          <table:table-cell office:value-type="float" office:value="554.9008" table:formula="of:=([.I$1])^2 * 2 * 3.14 * [.B17]*2000*10^(-9)" table:style-name="ce5">
            <text:p>554,90</text:p>
          </table:table-cell>
          <table:table-cell office:value-type="float" office:value="1093.5643564356435" table:formula="of:=([.I$1])^2 / ([.C17])" table:style-name="ce5">
            <text:p>1093,56</text:p>
          </table:table-cell>
          <table:table-cell office:value-type="float" office:value="1226.2943771815735" table:formula="of:=(([.E17])^2 + ([.D17])^2)^(1/2)" table:style-name="ce5">
            <text:p>1226,29</text:p>
          </table:table-cell>
          <table:table-cell office:value-type="float" office:value="0.46956915495899804" table:formula="of:=ATAN([.D17] /[.E17])" table:style-name="ce5">
            <text:p>0,47</text:p>
          </table:table-cell>
          <table:table-cell office:value-type="float" office:value="26.91797703586613" table:formula="of:=[.G17] * 180 / 3.14" table:style-name="ce5">
            <text:p>26,92</text:p>
          </table:table-cell>
          <table:table-cell table:number-columns-repeated="16376" table:style-name="ce5"/>
        </table:table-row>
        <table:table-row table:style-name="ro2">
          <table:table-cell office:value-type="float" office:value="1.8" table:style-name="ce5">
            <text:p>1,80</text:p>
          </table:table-cell>
          <table:table-cell office:value-type="float" office:value="3" table:style-name="ce5">
            <text:p>3,00</text:p>
          </table:table-cell>
          <table:table-cell office:value-type="float" office:value="20200" table:style-name="ce5">
            <text:p>20200,00</text:p>
          </table:table-cell>
          <table:table-cell office:value-type="float" office:value="832.35120000000006" table:formula="of:=([.I$1])^2 * 2 * 3.14 * [.B18]*2000*10^(-9)" table:style-name="ce5">
            <text:p>832,35</text:p>
          </table:table-cell>
          <table:table-cell office:value-type="float" office:value="1093.5643564356435" table:formula="of:=([.I$1])^2 / ([.C18])" table:style-name="ce5">
            <text:p>1093,56</text:p>
          </table:table-cell>
          <table:table-cell office:value-type="float" office:value="1374.2967371743059" table:formula="of:=(([.E18])^2 + ([.D18])^2)^(1/2)" table:style-name="ce5">
            <text:p>1374,30</text:p>
          </table:table-cell>
          <table:table-cell office:value-type="float" office:value="0.65059013656633924" table:formula="of:=ATAN([.D18] /[.E18])" table:style-name="ce5">
            <text:p>0,65</text:p>
          </table:table-cell>
          <table:table-cell office:value-type="float" office:value="37.294975981509893" table:formula="of:=[.G18] * 180 / 3.14" table:style-name="ce5">
            <text:p>37,29</text:p>
          </table:table-cell>
          <table:table-cell table:number-columns-repeated="16376" table:style-name="ce5"/>
        </table:table-row>
        <table:table-row table:style-name="ro2">
          <table:table-cell office:value-type="float" office:value="2" table:style-name="ce5">
            <text:p>2,00</text:p>
          </table:table-cell>
          <table:table-cell office:value-type="float" office:value="5" table:style-name="ce5">
            <text:p>5,00</text:p>
          </table:table-cell>
          <table:table-cell office:value-type="float" office:value="20200" table:style-name="ce5">
            <text:p>20200,00</text:p>
          </table:table-cell>
          <table:table-cell office:value-type="float" office:value="1387.2520000000002" table:formula="of:=([.I$1])^2 * 2 * 3.14 * [.B19]*2000*10^(-9)" table:style-name="ce5">
            <text:p>1387,25</text:p>
          </table:table-cell>
          <table:table-cell office:value-type="float" office:value="1093.5643564356435" table:formula="of:=([.I$1])^2 / ([.C19])" table:style-name="ce5">
            <text:p>1093,56</text:p>
          </table:table-cell>
          <table:table-cell office:value-type="float" office:value="1766.4515598143369" table:formula="of:=(([.E19])^2 + ([.D19])^2)^(1/2)" table:style-name="ce5">
            <text:p>1766,45</text:p>
          </table:table-cell>
          <table:table-cell office:value-type="float" office:value="0.90323320150884856" table:formula="of:=ATAN([.D19] /[.E19])" table:style-name="ce5">
            <text:p>0,90</text:p>
          </table:table-cell>
          <table:table-cell office:value-type="float" office:value="51.777699449551825" table:formula="of:=[.G19] * 180 / 3.14" table:style-name="ce5">
            <text:p>51,78</text:p>
          </table:table-cell>
          <table:table-cell table:number-columns-repeated="16376" table:style-name="ce5"/>
        </table:table-row>
        <table:table-row table:style-name="ro2">
          <table:table-cell office:value-type="float" office:value="2.5" table:style-name="ce5">
            <text:p>2,50</text:p>
          </table:table-cell>
          <table:table-cell office:value-type="float" office:value="7" table:style-name="ce5">
            <text:p>7,00</text:p>
          </table:table-cell>
          <table:table-cell office:value-type="float" office:value="20200" table:style-name="ce5">
            <text:p>20200,00</text:p>
          </table:table-cell>
          <table:table-cell office:value-type="float" office:value="1942.1528000000001" table:formula="of:=([.I$1])^2 * 2 * 3.14 * [.B20]*2000*10^(-9)" table:style-name="ce5">
            <text:p>1942,15</text:p>
          </table:table-cell>
          <table:table-cell office:value-type="float" office:value="1093.5643564356435" table:formula="of:=([.I$1])^2 / ([.C20])" table:style-name="ce5">
            <text:p>1093,56</text:p>
          </table:table-cell>
          <table:table-cell office:value-type="float" office:value="2228.8652943177935" table:formula="of:=(([.E20])^2 + ([.D20])^2)^(1/2)" table:style-name="ce5">
            <text:p>2228,87</text:p>
          </table:table-cell>
          <table:table-cell office:value-type="float" office:value="1.0579753903922189" table:formula="of:=ATAN([.D20] /[.E20])" table:style-name="ce5">
            <text:p>1,06</text:p>
          </table:table-cell>
          <table:table-cell office:value-type="float" office:value="60.64827078681509" table:formula="of:=[.G20] * 180 / 3.14" table:style-name="ce5">
            <text:p>60,65</text:p>
          </table:table-cell>
          <table:table-cell table:number-columns-repeated="16376" table:style-name="ce5"/>
        </table:table-row>
        <table:table-row table:style-name="ro2">
          <table:table-cell office:value-type="float" office:value="3" table:style-name="ce5">
            <text:p>3,00</text:p>
          </table:table-cell>
          <table:table-cell office:value-type="float" office:value="8" table:style-name="ce5">
            <text:p>8,00</text:p>
          </table:table-cell>
          <table:table-cell office:value-type="float" office:value="20200" table:style-name="ce5">
            <text:p>20200,00</text:p>
          </table:table-cell>
          <table:table-cell office:value-type="float" office:value="2219.6032" table:formula="of:=([.I$1])^2 * 2 * 3.14 * [.B21]*2000*10^(-9)" table:style-name="ce5">
            <text:p>2219,60</text:p>
          </table:table-cell>
          <table:table-cell office:value-type="float" office:value="1093.5643564356435" table:formula="of:=([.I$1])^2 / ([.C21])" table:style-name="ce5">
            <text:p>1093,56</text:p>
          </table:table-cell>
          <table:table-cell office:value-type="float" office:value="2474.3729240186781" table:formula="of:=(([.E21])^2 + ([.D21])^2)^(1/2)" table:style-name="ce5">
            <text:p>2474,37</text:p>
          </table:table-cell>
          <table:table-cell office:value-type="float" office:value="1.1130181303618678" table:formula="of:=ATAN([.D21] /[.E21])" table:style-name="ce5">
            <text:p>1,11</text:p>
          </table:table-cell>
          <table:table-cell office:value-type="float" office:value="63.803587090807703" table:formula="of:=[.G21] * 180 / 3.14" table:style-name="ce5">
            <text:p>63,80</text:p>
          </table:table-cell>
          <table:table-cell table:number-columns-repeated="16376" table:style-name="ce5"/>
        </table:table-row>
        <table:table-row table:style-name="ro2">
          <table:table-cell office:value-type="float" office:value="4" table:style-name="ce5">
            <text:p>4,00</text:p>
          </table:table-cell>
          <table:table-cell office:value-type="float" office:value="9" table:style-name="ce5">
            <text:p>9,00</text:p>
          </table:table-cell>
          <table:table-cell office:value-type="float" office:value="20200" table:style-name="ce5">
            <text:p>20200,00</text:p>
          </table:table-cell>
          <table:table-cell office:value-type="float" office:value="2497.0536000000002" table:formula="of:=([.I$1])^2 * 2 * 3.14 * [.B22]*2000*10^(-9)" table:style-name="ce5">
            <text:p>2497,05</text:p>
          </table:table-cell>
          <table:table-cell office:value-type="float" office:value="1093.5643564356435" table:formula="of:=([.I$1])^2 / ([.C22])" table:style-name="ce5">
            <text:p>1093,56</text:p>
          </table:table-cell>
          <table:table-cell office:value-type="float" office:value="2726.0153489919062" table:formula="of:=(([.E22])^2 + ([.D22])^2)^(1/2)" table:style-name="ce5">
            <text:p>2726,02</text:p>
          </table:table-cell>
          <table:table-cell office:value-type="float" office:value="1.158015053124632" table:formula="of:=ATAN([.D22] /[.E22])" table:style-name="ce5">
            <text:p>1,16</text:p>
          </table:table-cell>
          <table:table-cell office:value-type="float" office:value="66.383028523068077" table:formula="of:=[.G22] * 180 / 3.14" table:style-name="ce5">
            <text:p>66,38</text:p>
          </table:table-cell>
          <table:table-cell table:number-columns-repeated="16376" table:style-name="ce5"/>
        </table:table-row>
        <table:table-row table:style-name="ro2">
          <table:table-cell office:value-type="float" office:value="5" table:style-name="ce5">
            <text:p>5,00</text:p>
          </table:table-cell>
          <table:table-cell office:value-type="float" office:value="10" table:style-name="ce5">
            <text:p>10,00</text:p>
          </table:table-cell>
          <table:table-cell office:value-type="float" office:value="22000" table:style-name="ce5">
            <text:p>22000,00</text:p>
          </table:table-cell>
          <table:table-cell office:value-type="float" office:value="2774.5040000000004" table:formula="of:=([.I$1])^2 * 2 * 3.14 * [.B23]*2000*10^(-9)" table:style-name="ce5">
            <text:p>2774,50</text:p>
          </table:table-cell>
          <table:table-cell office:value-type="float" office:value="1004.0909090909091" table:formula="of:=([.I$1])^2 / ([.C23])" table:style-name="ce5">
            <text:p>1004,09</text:p>
          </table:table-cell>
          <table:table-cell office:value-type="float" office:value="2950.6051921148332" table:formula="of:=(([.E23])^2 + ([.D23])^2)^(1/2)" table:style-name="ce5">
            <text:p>2950,61</text:p>
          </table:table-cell>
          <table:table-cell office:value-type="float" office:value="1.223560419925799" table:formula="of:=ATAN([.D23] /[.E23])" table:style-name="ce5">
            <text:p>1,22</text:p>
          </table:table-cell>
          <table:table-cell office:value-type="float" office:value="70.14040623778466" table:formula="of:=[.G23] * 180 / 3.14" table:style-name="ce5">
            <text:p>70,14</text:p>
          </table:table-cell>
          <table:table-cell table:number-columns-repeated="16376" table:style-name="ce5"/>
        </table:table-row>
        <table:table-row table:style-name="ro2">
          <table:table-cell office:value-type="float" office:value="6" table:style-name="ce5">
            <text:p>6,00</text:p>
          </table:table-cell>
          <table:table-cell office:value-type="float" office:value="10" table:style-name="ce5">
            <text:p>10,00</text:p>
          </table:table-cell>
          <table:table-cell office:value-type="float" office:value="22000" table:style-name="ce5">
            <text:p>22000,00</text:p>
          </table:table-cell>
          <table:table-cell office:value-type="float" office:value="2774.5040000000004" table:formula="of:=([.I$1])^2 * 2 * 3.14 * [.B24]*2000*10^(-9)" table:style-name="ce5">
            <text:p>2774,50</text:p>
          </table:table-cell>
          <table:table-cell office:value-type="float" office:value="1004.0909090909091" table:formula="of:=([.I$1])^2 / ([.C24])" table:style-name="ce5">
            <text:p>1004,09</text:p>
          </table:table-cell>
          <table:table-cell office:value-type="float" office:value="2950.6051921148332" table:formula="of:=(([.E24])^2 + ([.D24])^2)^(1/2)" table:style-name="ce5">
            <text:p>2950,61</text:p>
          </table:table-cell>
          <table:table-cell office:value-type="float" office:value="1.223560419925799" table:formula="of:=ATAN([.D24] /[.E24])" table:style-name="ce5">
            <text:p>1,22</text:p>
          </table:table-cell>
          <table:table-cell office:value-type="float" office:value="70.14040623778466" table:formula="of:=[.G24] * 180 / 3.14" table:style-name="ce5">
            <text:p>70,14</text:p>
          </table:table-cell>
          <table:table-cell table:number-columns-repeated="16376" table:style-name="ce5"/>
        </table:table-row>
        <table:table-row table:style-name="ro2">
          <table:table-cell office:value-type="float" office:value="8" table:style-name="ce5">
            <text:p>8,00</text:p>
          </table:table-cell>
          <table:table-cell office:value-type="float" office:value="11" table:style-name="ce5">
            <text:p>11,00</text:p>
          </table:table-cell>
          <table:table-cell office:value-type="float" office:value="22000" table:style-name="ce5">
            <text:p>22000,00</text:p>
          </table:table-cell>
          <table:table-cell office:value-type="float" office:value="3051.9544000000001" table:formula="of:=([.I$1])^2 * 2 * 3.14 * [.B25]*2000*10^(-9)" table:style-name="ce5">
            <text:p>3051,95</text:p>
          </table:table-cell>
          <table:table-cell office:value-type="float" office:value="1004.0909090909091" table:formula="of:=([.I$1])^2 / ([.C25])" table:style-name="ce5">
            <text:p>1004,09</text:p>
          </table:table-cell>
          <table:table-cell office:value-type="float" office:value="3212.8840958550572" table:formula="of:=(([.E25])^2 + ([.D25])^2)^(1/2)" table:style-name="ce5">
            <text:p>3212,88</text:p>
          </table:table-cell>
          <table:table-cell office:value-type="float" office:value="1.2529514466295613" table:formula="of:=ATAN([.D25] /[.E25])" table:style-name="ce5">
            <text:p>1,25</text:p>
          </table:table-cell>
          <table:table-cell office:value-type="float" office:value="71.825242163478023" table:formula="of:=[.G25] * 180 / 3.14" table:style-name="ce5">
            <text:p>71,83</text:p>
          </table:table-cell>
          <table:table-cell table:number-columns-repeated="16376" table:style-name="ce5"/>
        </table:table-row>
        <table:table-row table:number-rows-repeated="1048551" table:style-name="ro3">
          <table:table-cell table:number-columns-repeated="16384"/>
        </table:table-row>
      </table:table>
      <table:table table:name="Tabelle2" table:style-name="ta1">
        <table:table-column table:style-name="co5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5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inda</meta:initial-creator>
    <dc:creator>Linda</dc:creator>
    <meta:creation-date>2015-05-01T12:11:25Z</meta:creation-date>
    <dc:date>2015-06-05T13:12:07Z</dc:date>
    <meta:editing-cycles>4</meta:editing-cycles>
    <meta:editing-duration>PT0S</meta:editing-duration>
  </office:meta>
</office:document-meta>
</file>